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81in"/>
    </style:style>
    <style:style style:name="co2" style:family="table-column">
      <style:table-column-properties fo:break-before="auto" style:column-width="1.0217in"/>
    </style:style>
    <style:style style:name="co3" style:family="table-column">
      <style:table-column-properties fo:break-before="auto" style:column-width="1.0327in"/>
    </style:style>
    <style:style style:name="co4" style:family="table-column">
      <style:table-column-properties fo:break-before="auto" style:column-width="1.053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1181in"/>
    </style:style>
    <style:style style:name="co7" style:family="table-column">
      <style:table-column-properties fo:break-before="auto" style:column-width="0.6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3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1 Schedule Queue</text:p>
          </table:table-cell>
          <table:covered-table-cell/>
          <table:table-cell/>
          <table:table-cell office:value-type="string" calcext:value-type="string">
            <text:p>X VS 1 STD</text:p>
          </table:table-cell>
          <table:table-cell table:formula="of:=1-[.C13]/[.B13]" office:value-type="float" office:value="-0.0091895479081654" calcext:value-type="float">
            <text:p/>
          </table:table-cell>
        </table:table-row>
        <table:table-row table:style-name="ro1">
          <table:table-cell office:value-type="string" calcext:value-type="string">
            <text:p>HLE VS STD</text:p>
          </table:table-cell>
          <table:table-cell table:formula="of:=1-[.B14]/[.$B$13]" office:value-type="float" office:value="0.133649833845465" calcext:value-type="float">
            <text:p/>
          </table:table-cell>
          <table:table-cell/>
          <table:table-cell office:value-type="string" calcext:value-type="string">
            <text:p>X VS 1 HLE</text:p>
          </table:table-cell>
          <table:table-cell table:formula="of:=1-[.C14]/[.B14]" office:value-type="float" office:value="-0.00534208950684745" calcext:value-type="float">
            <text:p/>
          </table:table-cell>
        </table:table-row>
        <table:table-row table:style-name="ro1">
          <table:table-cell office:value-type="string" calcext:value-type="string">
            <text:p>RTM1 VS STD</text:p>
          </table:table-cell>
          <table:table-cell table:formula="of:=1-[.B15]/[.$B$13]" office:value-type="float" office:value="0.0206104079596091" calcext:value-type="float">
            <text:p/>
          </table:table-cell>
          <table:table-cell/>
          <table:table-cell office:value-type="string" calcext:value-type="string">
            <text:p>X VS 1 RTM1</text:p>
          </table:table-cell>
          <table:table-cell table:formula="of:=1-[.C15]/[.B15]" office:value-type="float" office:value="0.00101891551071875" calcext:value-type="float">
            <text:p/>
          </table:table-cell>
        </table:table-row>
        <table:table-row table:style-name="ro1">
          <table:table-cell office:value-type="string" calcext:value-type="string">
            <text:p>RTM9 VS STD</text:p>
          </table:table-cell>
          <table:table-cell table:formula="of:=1-[.B16]/[.$B$13]" office:value-type="float" office:value="-0.0787414411477014" calcext:value-type="float">
            <text:p/>
          </table:table-cell>
          <table:table-cell/>
          <table:table-cell office:value-type="string" calcext:value-type="string">
            <text:p>X VS 1 RTM9</text:p>
          </table:table-cell>
          <table:table-cell table:formula="of:=1-[.C16]/[.B16]" office:value-type="float" office:value="0.00453835620829735" calcext:value-type="float">
            <text:p/>
          </table:table-cell>
        </table:table-row>
        <table:table-row table:style-name="ro1">
          <table:table-cell office:value-type="string" calcext:value-type="string">
            <text:p>RTM19 VS STD</text:p>
          </table:table-cell>
          <table:table-cell table:formula="of:=1-[.B17]/[.$B$13]" office:value-type="float" office:value="-0.147805080475442" calcext:value-type="float">
            <text:p/>
          </table:table-cell>
          <table:table-cell/>
          <table:table-cell office:value-type="string" calcext:value-type="string">
            <text:p>X VS 1 RTM19</text:p>
          </table:table-cell>
          <table:table-cell table:formula="of:=1-[.C17]/[.B17]" office:value-type="float" office:value="-0.017491531843282" calcext:value-type="float">
            <text:p/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X Schedule Queue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HLE VS STD</text:p>
          </table:table-cell>
          <table:table-cell table:formula="of:=1-[.C14]/[.$C$13]" office:value-type="float" office:value="0.136952727966954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RTM1 VS STD</text:p>
          </table:table-cell>
          <table:table-cell table:formula="of:=1-[.C15]/[.$C$13]" office:value-type="float" office:value="0.0305174297315886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RTM9 VS STD</text:p>
          </table:table-cell>
          <table:table-cell table:formula="of:=1-[.C16]/[.$C$13]" office:value-type="float" office:value="-0.0640674296092088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RTM19 VS STD</text:p>
          </table:table-cell>
          <table:table-cell table:formula="of:=1-[.C17]/[.$C$13]" office:value-type="float" office:value="-0.157247369447325" calcext:value-type="float">
            <text:p/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1 LTSF Queue</text:p>
          </table:table-cell>
          <table:table-cell office:value-type="string" calcext:value-type="string">
            <text:p>X LTSF Que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121.4532" calcext:value-type="float">
            <text:p>121.4532</text:p>
          </table:table-cell>
          <table:table-cell office:value-type="float" office:value="122.5693" calcext:value-type="float">
            <text:p>122.56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E</text:p>
          </table:table-cell>
          <table:table-cell office:value-type="float" office:value="105.221" calcext:value-type="float">
            <text:p>105.221</text:p>
          </table:table-cell>
          <table:table-cell office:value-type="float" office:value="105.7831" calcext:value-type="float">
            <text:p>105.78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M1</text:p>
          </table:table-cell>
          <table:table-cell office:value-type="float" office:value="118.95" calcext:value-type="float">
            <text:p>118.95</text:p>
          </table:table-cell>
          <table:table-cell office:value-type="float" office:value="118.8288" calcext:value-type="float">
            <text:p>118.828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TM9</text:p>
          </table:table-cell>
          <table:table-cell office:value-type="float" office:value="131.0166" calcext:value-type="float">
            <text:p>131.0166</text:p>
          </table:table-cell>
          <table:table-cell office:value-type="float" office:value="130.422" calcext:value-type="float">
            <text:p>130.4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M19</text:p>
          </table:table-cell>
          <table:table-cell office:value-type="float" office:value="139.4046" calcext:value-type="float">
            <text:p>139.4046</text:p>
          </table:table-cell>
          <table:table-cell office:value-type="float" office:value="141.843" calcext:value-type="float">
            <text:p>141.843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text:p>1 Schedule Queue</text:p>
          </table:table-cell>
          <table:covered-table-cell/>
          <table:table-cell/>
          <table:table-cell office:value-type="string" calcext:value-type="string">
            <text:p>X VS 1 STD</text:p>
          </table:table-cell>
          <table:table-cell table:formula="of:=1-[.C34]/[.B34]" office:value-type="float" office:value="0.0253222300588573" calcext:value-type="float">
            <text:p/>
          </table:table-cell>
        </table:table-row>
        <table:table-row table:style-name="ro1">
          <table:table-cell office:value-type="string" calcext:value-type="string">
            <text:p>HLE VS STD</text:p>
          </table:table-cell>
          <table:table-cell table:formula="of:=1-[.B35]/[.$B$34]" office:value-type="float" office:value="0.133376228598768" calcext:value-type="float">
            <text:p/>
          </table:table-cell>
          <table:table-cell/>
          <table:table-cell office:value-type="string" calcext:value-type="string">
            <text:p>X VS 1 HLE</text:p>
          </table:table-cell>
          <table:table-cell table:formula="of:=1-[.C35]/[.B35]" office:value-type="float" office:value="0.0374340000514007" calcext:value-type="float">
            <text:p/>
          </table:table-cell>
        </table:table-row>
        <table:table-row table:style-name="ro1">
          <table:table-cell office:value-type="string" calcext:value-type="string">
            <text:p>RTM1 VS STD</text:p>
          </table:table-cell>
          <table:table-cell table:formula="of:=1-[.B36]/[.$B$34]" office:value-type="float" office:value="0.0126730762092134" calcext:value-type="float">
            <text:p/>
          </table:table-cell>
          <table:table-cell/>
          <table:table-cell office:value-type="string" calcext:value-type="string">
            <text:p>X VS 1 RTM1</text:p>
          </table:table-cell>
          <table:table-cell table:formula="of:=1-[.C36]/[.B36]" office:value-type="float" office:value="0.046467016238725" calcext:value-type="float">
            <text:p/>
          </table:table-cell>
        </table:table-row>
        <table:table-row table:style-name="ro1">
          <table:table-cell office:value-type="string" calcext:value-type="string">
            <text:p>RTM9 VS STD</text:p>
          </table:table-cell>
          <table:table-cell table:formula="of:=1-[.B37]/[.$B$34]" office:value-type="float" office:value="-0.0833380765597997" calcext:value-type="float">
            <text:p/>
          </table:table-cell>
          <table:table-cell/>
          <table:table-cell office:value-type="string" calcext:value-type="string">
            <text:p>X VS 1 RTM9</text:p>
          </table:table-cell>
          <table:table-cell table:formula="of:=1-[.C37]/[.B37]" office:value-type="float" office:value="0.0182611198508774" calcext:value-type="float">
            <text:p/>
          </table:table-cell>
        </table:table-row>
        <table:table-row table:style-name="ro1">
          <table:table-cell office:value-type="string" calcext:value-type="string">
            <text:p>RTM19 VS STD</text:p>
          </table:table-cell>
          <table:table-cell table:formula="of:=1-[.B38]/[.$B$34]" office:value-type="float" office:value="-0.168444757909846" calcext:value-type="float">
            <text:p/>
          </table:table-cell>
          <table:table-cell/>
          <table:table-cell office:value-type="string" calcext:value-type="string">
            <text:p>X VS 1 RTM19</text:p>
          </table:table-cell>
          <table:table-cell table:formula="of:=1-[.C38]/[.B38]" office:value-type="float" office:value="-0.0186614028139305" calcext:value-type="float">
            <text:p/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X Schedule Queue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HLE VS STD</text:p>
          </table:table-cell>
          <table:table-cell table:formula="of:=1-[.C35]/[.$C$34]" office:value-type="float" office:value="0.144145272597706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RTM1 VS STD</text:p>
          </table:table-cell>
          <table:table-cell table:formula="of:=1-[.C36]/[.$C$34]" office:value-type="float" office:value="0.0340922747761854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RTM9 VS STD</text:p>
          </table:table-cell>
          <table:table-cell table:formula="of:=1-[.C37]/[.$C$34]" office:value-type="float" office:value="-0.0911863827251815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RTM19 VS STD</text:p>
          </table:table-cell>
          <table:table-cell table:formula="of:=1-[.C38]/[.$C$34]" office:value-type="float" office:value="-0.22117238425875" calcext:value-type="float">
            <text:p/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1 LTSF Queue</text:p>
          </table:table-cell>
          <table:table-cell office:value-type="string" calcext:value-type="string">
            <text:p>X LTSF Que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121.2255" calcext:value-type="float">
            <text:p>121.2255</text:p>
          </table:table-cell>
          <table:table-cell office:value-type="float" office:value="118.1558" calcext:value-type="float">
            <text:p>118.15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E</text:p>
          </table:table-cell>
          <table:table-cell office:value-type="float" office:value="105.0569" calcext:value-type="float">
            <text:p>105.0569</text:p>
          </table:table-cell>
          <table:table-cell office:value-type="float" office:value="101.1242" calcext:value-type="float">
            <text:p>101.12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M1</text:p>
          </table:table-cell>
          <table:table-cell office:value-type="float" office:value="119.6892" calcext:value-type="float">
            <text:p>119.6892</text:p>
          </table:table-cell>
          <table:table-cell office:value-type="float" office:value="114.1276" calcext:value-type="float">
            <text:p>114.127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TM9</text:p>
          </table:table-cell>
          <table:table-cell office:value-type="float" office:value="131.3282" calcext:value-type="float">
            <text:p>131.3282</text:p>
          </table:table-cell>
          <table:table-cell office:value-type="float" office:value="128.93" calcext:value-type="float">
            <text:p>128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M19</text:p>
          </table:table-cell>
          <table:table-cell office:value-type="float" office:value="141.6453" calcext:value-type="float">
            <text:p>141.6453</text:p>
          </table:table-cell>
          <table:table-cell office:value-type="float" office:value="144.2886" calcext:value-type="float">
            <text:p>144.2886</text:p>
          </table:table-cell>
          <table:table-cell table:number-columns-repeated="2"/>
        </table:table-row>
      </table:table>
      <table:table table:name="Sheet2" table:style-name="ta1">
        <table:table-column table:style-name="co6" table:default-cell-style-name="Default"/>
        <table:table-column table:style-name="co3" table:default-cell-style-name="Default"/>
        <table:table-column table:style-name="co7" table:default-cell-style-name="ce3"/>
        <table:table-column table:style-name="co5" table:default-cell-style-name="ce3"/>
        <table:table-column table:style-name="co5" table:number-columns-repeated="5" table:default-cell-style-name="Default"/>
        <table:table-row table:style-name="ro1">
          <table:table-cell table:style-name="ce1"/>
          <table:table-cell office:value-type="string" calcext:value-type="string">
            <text:p>1 LTSF</text:p>
          </table:table-cell>
          <table:table-cell table:style-name="Default" office:value-type="string" calcext:value-type="string">
            <text:p>2 LTSF</text:p>
          </table:table-cell>
          <table:table-cell table:style-name="Default" office:value-type="string" calcext:value-type="string">
            <text:p>3 LTSF</text:p>
          </table:table-cell>
          <table:table-cell office:value-type="string" calcext:value-type="string">
            <text:p>4 LTSF</text:p>
          </table:table-cell>
          <table:table-cell office:value-type="string" calcext:value-type="string">
            <text:p>5 LTSF</text:p>
          </table:table-cell>
          <table:table-cell office:value-type="string" calcext:value-type="string">
            <text:p>6 LTSF</text:p>
          </table:table-cell>
          <table:table-cell office:value-type="string" calcext:value-type="string">
            <text:p>7 LTSF</text:p>
          </table:table-cell>
          <table:table-cell/>
        </table:table-row>
        <table:table-row table:style-name="ro1">
          <table:table-cell office:value-type="string" calcext:value-type="string">
            <text:p>HLE VS STD</text:p>
          </table:table-cell>
          <table:table-cell table:style-name="ce3" table:formula="of:=1-[.B14]/[.$B$13]" office:value-type="percentage" office:value="0.182494696490632" calcext:value-type="percentage">
            <text:p/>
          </table:table-cell>
          <table:table-cell table:formula="of:=1-[.C14]/[.$C$13]" office:value-type="percentage" office:value="0.192974278122198" calcext:value-type="percentage">
            <text:p/>
          </table:table-cell>
          <table:table-cell table:formula="of:=1-[.D14]/[.$D$13]" office:value-type="percentage" office:value="0.185962590766747" calcext:value-type="percentage">
            <text:p/>
          </table:table-cell>
          <table:table-cell table:style-name="ce3" table:formula="of:=1-[.E14]/[.$E$13]" office:value-type="percentage" office:value="0.178765996439235" calcext:value-type="percentage">
            <text:p/>
          </table:table-cell>
          <table:table-cell table:style-name="ce3" table:number-columns-repeated="3"/>
          <table:table-cell/>
        </table:table-row>
        <table:table-row table:style-name="ro1">
          <table:table-cell office:value-type="string" calcext:value-type="string">
            <text:p>RTM1 VS STD</text:p>
          </table:table-cell>
          <table:table-cell table:style-name="ce3" table:formula="of:=1-[.B15]/[.$B$13]" office:value-type="percentage" office:value="0.0314782249968166" calcext:value-type="percentage">
            <text:p/>
          </table:table-cell>
          <table:table-cell table:formula="of:=1-[.C15]/[.$C$13]" office:value-type="percentage" office:value="0.0422237304888642" calcext:value-type="percentage">
            <text:p/>
          </table:table-cell>
          <table:table-cell table:formula="of:=1-[.D15]/[.$D$13]" office:value-type="percentage" office:value="0.048596216176495" calcext:value-type="percentage">
            <text:p/>
          </table:table-cell>
          <table:table-cell table:style-name="ce3" table:formula="of:=1-[.E15]/[.$E$13]" office:value-type="percentage" office:value="0.0434304588229966" calcext:value-type="percentage">
            <text:p/>
          </table:table-cell>
          <table:table-cell table:style-name="ce3" table:number-columns-repeated="3"/>
          <table:table-cell/>
        </table:table-row>
        <table:table-row table:style-name="ro1">
          <table:table-cell office:value-type="string" calcext:value-type="string">
            <text:p>RTM9 VS STD</text:p>
          </table:table-cell>
          <table:table-cell table:style-name="ce3" table:formula="of:=1-[.B16]/[.$B$13]" office:value-type="percentage" office:value="0.0321533095620753" calcext:value-type="percentage">
            <text:p/>
          </table:table-cell>
          <table:table-cell table:formula="of:=1-[.C16]/[.$C$13]" office:value-type="percentage" office:value="0.0390172497792751" calcext:value-type="percentage">
            <text:p/>
          </table:table-cell>
          <table:table-cell table:formula="of:=1-[.D16]/[.$D$13]" office:value-type="percentage" office:value="0.0441514808104037" calcext:value-type="percentage">
            <text:p/>
          </table:table-cell>
          <table:table-cell table:style-name="ce3" table:formula="of:=1-[.E16]/[.$E$13]" office:value-type="percentage" office:value="-0.0146640791312014" calcext:value-type="percentage">
            <text:p/>
          </table:table-cell>
          <table:table-cell table:style-name="ce3" table:number-columns-repeated="3"/>
          <table:table-cell/>
        </table:table-row>
        <table:table-row table:style-name="ro1">
          <table:table-cell office:value-type="string" calcext:value-type="string">
            <text:p>RTM19 VS STD</text:p>
          </table:table-cell>
          <table:table-cell table:style-name="ce3" table:formula="of:=1-[.B17]/[.$B$13]" office:value-type="percentage" office:value="0.0315277239655428" calcext:value-type="percentage">
            <text:p/>
          </table:table-cell>
          <table:table-cell table:formula="of:=1-[.C17]/[.$C$13]" office:value-type="percentage" office:value="0.0406835740819497" calcext:value-type="percentage">
            <text:p/>
          </table:table-cell>
          <table:table-cell table:formula="of:=1-[.D17]/[.$D$13]" office:value-type="percentage" office:value="0.0119753775111999" calcext:value-type="percentage">
            <text:p/>
          </table:table-cell>
          <table:table-cell table:style-name="ce3" table:formula="of:=1-[.E17]/[.$E$13]" office:value-type="percentage" office:value="-0.116036332342683" calcext:value-type="percentage">
            <text:p/>
          </table:table-cell>
          <table:table-cell table:style-name="ce3" table:number-columns-repeated="3"/>
          <table:table-cell/>
        </table:table-row>
        <table:table-row table:style-name="ro1">
          <table:table-cell office:value-type="string" calcext:value-type="string">
            <text:p>X VS 1 STD</text:p>
          </table:table-cell>
          <table:table-cell/>
          <table:table-cell table:formula="of:=1-[.C13]/[.B13]" office:value-type="percentage" office:value="0.014347649022748" calcext:value-type="percentage">
            <text:p/>
          </table:table-cell>
          <table:table-cell table:formula="of:=1-[.D13]/[.B13]" office:value-type="percentage" office:value="0.0200455905844013" calcext:value-type="percentage">
            <text:p/>
          </table:table-cell>
          <table:table-cell table:style-name="ce3" table:formula="of:=1-[.E13]/[.B13]" office:value-type="percentage" office:value="0.0269146913074794" calcext:value-type="percentage">
            <text:p/>
          </table:table-cell>
          <table:table-cell table:style-name="ce3" table:number-columns-repeated="3"/>
          <table:table-cell/>
        </table:table-row>
        <table:table-row table:style-name="ro1">
          <table:table-cell office:value-type="string" calcext:value-type="string">
            <text:p>X VS 1 HLE</text:p>
          </table:table-cell>
          <table:table-cell/>
          <table:table-cell table:formula="of:=1-[.C14]/[.B14]" office:value-type="percentage" office:value="0.0269827037778307" calcext:value-type="percentage">
            <text:p/>
          </table:table-cell>
          <table:table-cell table:formula="of:=1-[.D14]/[.B14]" office:value-type="percentage" office:value="0.0242026012761698" calcext:value-type="percentage">
            <text:p/>
          </table:table-cell>
          <table:table-cell table:style-name="ce3" table:formula="of:=1-[.E14]/[.B14]" office:value-type="percentage" office:value="0.0224763797455125" calcext:value-type="percentage">
            <text:p/>
          </table:table-cell>
          <table:table-cell table:style-name="ce3" table:number-columns-repeated="3"/>
          <table:table-cell/>
        </table:table-row>
        <table:table-row table:style-name="ro1">
          <table:table-cell office:value-type="string" calcext:value-type="string">
            <text:p>X VS 1 RTM1</text:p>
          </table:table-cell>
          <table:table-cell/>
          <table:table-cell table:formula="of:=1-[.C15]/[.B15]" office:value-type="percentage" office:value="0.0252832139465627" calcext:value-type="percentage">
            <text:p/>
          </table:table-cell>
          <table:table-cell table:formula="of:=1-[.D15]/[.B15]" office:value-type="percentage" office:value="0.0373656461265784" calcext:value-type="percentage">
            <text:p/>
          </table:table-cell>
          <table:table-cell table:style-name="ce3" table:formula="of:=1-[.E15]/[.B15]" office:value-type="percentage" office:value="0.0389232423204654" calcext:value-type="percentage">
            <text:p/>
          </table:table-cell>
          <table:table-cell table:style-name="ce3" table:number-columns-repeated="3"/>
          <table:table-cell/>
        </table:table-row>
        <table:table-row table:style-name="ro1">
          <table:table-cell office:value-type="string" calcext:value-type="string">
            <text:p>X VS 1 RTM9</text:p>
          </table:table-cell>
          <table:table-cell/>
          <table:table-cell table:formula="of:=1-[.C16]/[.B16]" office:value-type="percentage" office:value="0.0213378664599633" calcext:value-type="percentage">
            <text:p/>
          </table:table-cell>
          <table:table-cell table:formula="of:=1-[.D16]/[.B16]" office:value-type="percentage" office:value="0.0321938584205012" calcext:value-type="percentage">
            <text:p/>
          </table:table-cell>
          <table:table-cell table:style-name="ce3" table:formula="of:=1-[.E16]/[.B16]" office:value-type="percentage" office:value="-0.0201561036633247" calcext:value-type="percentage">
            <text:p/>
          </table:table-cell>
          <table:table-cell table:style-name="ce3" table:number-columns-repeated="3"/>
          <table:table-cell/>
        </table:table-row>
        <table:table-row table:style-name="ro1">
          <table:table-cell office:value-type="string" calcext:value-type="string">
            <text:p>X VS 1 RTM19</text:p>
          </table:table-cell>
          <table:table-cell/>
          <table:table-cell table:formula="of:=1-[.C17]/[.B17]" office:value-type="percentage" office:value="0.0236659180282209" calcext:value-type="percentage">
            <text:p/>
          </table:table-cell>
          <table:table-cell table:formula="of:=1-[.D17]/[.B17]" office:value-type="percentage" office:value="0.000261433002927025" calcext:value-type="percentage">
            <text:p/>
          </table:table-cell>
          <table:table-cell table:style-name="ce3" table:formula="of:=1-[.E17]/[.B17]" office:value-type="percentage" office:value="-0.121352242953736" calcext:value-type="percentage">
            <text:p/>
          </table:table-cell>
          <table:table-cell table:style-name="ce3" table:number-columns-repeated="3"/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1 LTSF</text:p>
          </table:table-cell>
          <table:table-cell table:style-name="Default" office:value-type="string" calcext:value-type="string">
            <text:p>2 LTSF</text:p>
          </table:table-cell>
          <table:table-cell table:style-name="Default" office:value-type="string" calcext:value-type="string">
            <text:p>3 LTSF</text:p>
          </table:table-cell>
          <table:table-cell office:value-type="string" calcext:value-type="string">
            <text:p>4 LTSF</text:p>
          </table:table-cell>
          <table:table-cell office:value-type="string" calcext:value-type="string">
            <text:p>5 LTSF</text:p>
          </table:table-cell>
          <table:table-cell office:value-type="string" calcext:value-type="string">
            <text:p>6 LTSF</text:p>
          </table:table-cell>
          <table:table-cell office:value-type="string" calcext:value-type="string">
            <text:p>7 LTSF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73.73891" calcext:value-type="float">
            <text:p>73.73891</text:p>
          </table:table-cell>
          <table:table-cell table:style-name="Default" office:value-type="float" office:value="72.68093" calcext:value-type="float">
            <text:p>72.68093</text:p>
          </table:table-cell>
          <table:table-cell table:style-name="Default" office:value-type="float" office:value="72.26077" calcext:value-type="float">
            <text:p>72.26077</text:p>
          </table:table-cell>
          <table:table-cell office:value-type="float" office:value="71.75425" calcext:value-type="float">
            <text:p>71.754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LE</text:p>
          </table:table-cell>
          <table:table-cell office:value-type="float" office:value="60.28195" calcext:value-type="float">
            <text:p>60.28195</text:p>
          </table:table-cell>
          <table:table-cell table:style-name="Default" office:value-type="float" office:value="58.65538" calcext:value-type="float">
            <text:p>58.65538</text:p>
          </table:table-cell>
          <table:table-cell table:style-name="Default" office:value-type="float" office:value="58.82297" calcext:value-type="float">
            <text:p>58.82297</text:p>
          </table:table-cell>
          <table:table-cell office:value-type="float" office:value="58.92703" calcext:value-type="float">
            <text:p>58.927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M1</text:p>
          </table:table-cell>
          <table:table-cell office:value-type="float" office:value="71.41774" calcext:value-type="float">
            <text:p>71.41774</text:p>
          </table:table-cell>
          <table:table-cell table:style-name="Default" office:value-type="float" office:value="69.61207" calcext:value-type="float">
            <text:p>69.61207</text:p>
          </table:table-cell>
          <table:table-cell table:style-name="Default" office:value-type="float" office:value="68.74917" calcext:value-type="float">
            <text:p>68.74917</text:p>
          </table:table-cell>
          <table:table-cell office:value-type="float" office:value="68.63793" calcext:value-type="float">
            <text:p>68.63793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RTM9</text:p>
          </table:table-cell>
          <table:table-cell office:value-type="float" office:value="71.36796" calcext:value-type="float">
            <text:p>71.36796</text:p>
          </table:table-cell>
          <table:table-cell table:style-name="Default" office:value-type="float" office:value="69.84512" calcext:value-type="float">
            <text:p>69.84512</text:p>
          </table:table-cell>
          <table:table-cell table:style-name="Default" office:value-type="float" office:value="69.07035" calcext:value-type="float">
            <text:p>69.07035</text:p>
          </table:table-cell>
          <table:table-cell office:value-type="float" office:value="72.80646" calcext:value-type="float">
            <text:p>72.806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M19</text:p>
          </table:table-cell>
          <table:table-cell office:value-type="float" office:value="71.41409" calcext:value-type="float">
            <text:p>71.41409</text:p>
          </table:table-cell>
          <table:table-cell table:style-name="Default" office:value-type="float" office:value="69.72401" calcext:value-type="float">
            <text:p>69.72401</text:p>
          </table:table-cell>
          <table:table-cell table:style-name="Default" office:value-type="float" office:value="71.39542" calcext:value-type="float">
            <text:p>71.39542</text:p>
          </table:table-cell>
          <table:table-cell office:value-type="float" office:value="80.08035" calcext:value-type="float">
            <text:p>80.08035</text:p>
          </table:table-cell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"/>
          <table:table-cell office:value-type="string" calcext:value-type="string">
            <text:p>1 LTSF</text:p>
          </table:table-cell>
          <table:table-cell table:style-name="Default" office:value-type="string" calcext:value-type="string">
            <text:p>2 LTSF</text:p>
          </table:table-cell>
          <table:table-cell table:style-name="Default" office:value-type="string" calcext:value-type="string">
            <text:p>3 LTSF</text:p>
          </table:table-cell>
          <table:table-cell office:value-type="string" calcext:value-type="string">
            <text:p>4 LTSF</text:p>
          </table:table-cell>
          <table:table-cell office:value-type="string" calcext:value-type="string">
            <text:p>5 LTSF</text:p>
          </table:table-cell>
          <table:table-cell office:value-type="string" calcext:value-type="string">
            <text:p>6 LTSF</text:p>
          </table:table-cell>
          <table:table-cell office:value-type="string" calcext:value-type="string">
            <text:p>7 LTSF</text:p>
          </table:table-cell>
          <table:table-cell/>
        </table:table-row>
        <table:table-row table:style-name="ro1">
          <table:table-cell office:value-type="string" calcext:value-type="string">
            <text:p>HLE VS STD</text:p>
          </table:table-cell>
          <table:table-cell table:style-name="ce3" table:formula="of:=1-[.B33]/[.$B$32]" office:value-type="percentage" office:value="0.211844867338862" calcext:value-type="percentage">
            <text:p/>
          </table:table-cell>
          <table:table-cell table:formula="of:=1-[.C33]/[.$C$32]" office:value-type="percentage" office:value="0.217801767590779" calcext:value-type="percentage">
            <text:p/>
          </table:table-cell>
          <table:table-cell table:formula="of:=1-[.D33]/[.$D$32]" office:value-type="percentage" office:value="0.211067039257551" calcext:value-type="percentage">
            <text:p/>
          </table:table-cell>
          <table:table-cell table:style-name="ce3" table:formula="of:=1-[.E33]/[.$E$32]" office:value-type="percentage" office:value="0.218793731182788" calcext:value-type="percentage">
            <text:p/>
          </table:table-cell>
          <table:table-cell table:style-name="ce3" table:formula="of:=1-[.F33]/[.$F$32]" office:value-type="percentage" office:value="0.211802938608601" calcext:value-type="percentage">
            <text:p/>
          </table:table-cell>
          <table:table-cell table:style-name="ce3" table:number-columns-repeated="2"/>
          <table:table-cell/>
        </table:table-row>
        <table:table-row table:style-name="ro1">
          <table:table-cell office:value-type="string" calcext:value-type="string">
            <text:p>RTM1 VS STD</text:p>
          </table:table-cell>
          <table:table-cell table:style-name="ce3" table:formula="of:=1-[.B34]/[.$B$32]" office:value-type="percentage" office:value="0.0308346775961168" calcext:value-type="percentage">
            <text:p/>
          </table:table-cell>
          <table:table-cell table:formula="of:=1-[.C34]/[.$C$32]" office:value-type="percentage" office:value="0.0502183840080298" calcext:value-type="percentage">
            <text:p/>
          </table:table-cell>
          <table:table-cell table:formula="of:=1-[.D34]/[.$D$32]" office:value-type="percentage" office:value="0.0504491987020238" calcext:value-type="percentage">
            <text:p/>
          </table:table-cell>
          <table:table-cell table:style-name="ce3" table:formula="of:=1-[.E34]/[.$E$32]" office:value-type="percentage" office:value="0.0549795770153231" calcext:value-type="percentage">
            <text:p/>
          </table:table-cell>
          <table:table-cell table:style-name="ce3" table:formula="of:=1-[.F34]/[.$F$32]" office:value-type="percentage" office:value="0.0525451275660589" calcext:value-type="percentage">
            <text:p/>
          </table:table-cell>
          <table:table-cell table:style-name="ce3" table:number-columns-repeated="2"/>
          <table:table-cell/>
        </table:table-row>
        <table:table-row table:style-name="ro1">
          <table:table-cell office:value-type="string" calcext:value-type="string">
            <text:p>RTM9 VS STD</text:p>
          </table:table-cell>
          <table:table-cell table:style-name="ce3" table:formula="of:=1-[.B35]/[.$B$32]" office:value-type="percentage" office:value="0.0268483678719743" calcext:value-type="percentage">
            <text:p/>
          </table:table-cell>
          <table:table-cell table:formula="of:=1-[.C35]/[.$C$32]" office:value-type="percentage" office:value="0.0476444837541181" calcext:value-type="percentage">
            <text:p/>
          </table:table-cell>
          <table:table-cell table:formula="of:=1-[.D35]/[.$D$32]" office:value-type="percentage" office:value="0.0484304961956248" calcext:value-type="percentage">
            <text:p/>
          </table:table-cell>
          <table:table-cell table:style-name="ce3" table:formula="of:=1-[.E35]/[.$E$32]" office:value-type="percentage" office:value="0.0608329087018999" calcext:value-type="percentage">
            <text:p/>
          </table:table-cell>
          <table:table-cell table:style-name="ce3" table:formula="of:=1-[.F35]/[.$F$32]" office:value-type="percentage" office:value="0.0545824534173076" calcext:value-type="percentage">
            <text:p/>
          </table:table-cell>
          <table:table-cell table:style-name="ce3" table:number-columns-repeated="2"/>
          <table:table-cell/>
        </table:table-row>
        <table:table-row table:style-name="ro1">
          <table:table-cell office:value-type="string" calcext:value-type="string">
            <text:p>RTM19 VS STD</text:p>
          </table:table-cell>
          <table:table-cell table:style-name="ce3" table:formula="of:=1-[.B36]/[.$B$32]" office:value-type="percentage" office:value="0.0280903681578428" calcext:value-type="percentage">
            <text:p/>
          </table:table-cell>
          <table:table-cell table:formula="of:=1-[.C36]/[.$C$32]" office:value-type="percentage" office:value="0.0466328702203015" calcext:value-type="percentage">
            <text:p/>
          </table:table-cell>
          <table:table-cell table:formula="of:=1-[.D36]/[.$D$32]" office:value-type="percentage" office:value="0.0472757882914071" calcext:value-type="percentage">
            <text:p/>
          </table:table-cell>
          <table:table-cell table:style-name="ce3" table:formula="of:=1-[.E36]/[.$E$32]" office:value-type="percentage" office:value="0.0552971446278639" calcext:value-type="percentage">
            <text:p/>
          </table:table-cell>
          <table:table-cell table:style-name="ce3" table:formula="of:=1-[.F36]/[.$F$32]" office:value-type="percentage" office:value="0.0514546037952675" calcext:value-type="percentage">
            <text:p/>
          </table:table-cell>
          <table:table-cell table:style-name="ce3" table:number-columns-repeated="2"/>
          <table:table-cell/>
        </table:table-row>
        <table:table-row table:style-name="ro1">
          <table:table-cell office:value-type="string" calcext:value-type="string">
            <text:p>X VS 1 STD</text:p>
          </table:table-cell>
          <table:table-cell/>
          <table:table-cell table:formula="of:=1-[.C32]/[.B32]" office:value-type="percentage" office:value="0.022944448831316" calcext:value-type="percentage">
            <text:p/>
          </table:table-cell>
          <table:table-cell table:formula="of:=1-[.D32]/[.B32]" office:value-type="percentage" office:value="0.0358209560489254" calcext:value-type="percentage">
            <text:p/>
          </table:table-cell>
          <table:table-cell table:style-name="ce3" table:formula="of:=1-[.E32]/[.B32]" office:value-type="percentage" office:value="0.0346203652920177" calcext:value-type="percentage">
            <text:p/>
          </table:table-cell>
          <table:table-cell table:style-name="ce3" table:formula="of:=1-[.F32]/[.B32]" office:value-type="percentage" office:value="0.0432328333584885" calcext:value-type="percentage">
            <text:p/>
          </table:table-cell>
          <table:table-cell table:style-name="ce3" table:number-columns-repeated="2"/>
          <table:table-cell/>
        </table:table-row>
        <table:table-row table:style-name="ro1">
          <table:table-cell office:value-type="string" calcext:value-type="string">
            <text:p>X VS 1 HLE</text:p>
          </table:table-cell>
          <table:table-cell/>
          <table:table-cell table:formula="of:=1-[.C33]/[.B33]" office:value-type="percentage" office:value="0.0303290641407937" calcext:value-type="percentage">
            <text:p/>
          </table:table-cell>
          <table:table-cell table:formula="of:=1-[.D33]/[.B33]" office:value-type="percentage" office:value="0.0348694104651713" calcext:value-type="percentage">
            <text:p/>
          </table:table-cell>
          <table:table-cell table:style-name="ce3" table:formula="of:=1-[.E33]/[.B33]" office:value-type="percentage" office:value="0.0431317501213399" calcext:value-type="percentage">
            <text:p/>
          </table:table-cell>
          <table:table-cell table:style-name="ce3" table:formula="of:=1-[.F33]/[.B33]" office:value-type="percentage" office:value="0.0431819347082219" calcext:value-type="percentage">
            <text:p/>
          </table:table-cell>
          <table:table-cell table:style-name="ce3" table:number-columns-repeated="2"/>
          <table:table-cell/>
        </table:table-row>
        <table:table-row table:style-name="ro1">
          <table:table-cell office:value-type="string" calcext:value-type="string">
            <text:p>X VS 1 RTM1</text:p>
          </table:table-cell>
          <table:table-cell/>
          <table:table-cell table:formula="of:=1-[.C34]/[.B34]" office:value-type="percentage" office:value="0.0424859630747353" calcext:value-type="percentage">
            <text:p/>
          </table:table-cell>
          <table:table-cell table:formula="of:=1-[.D34]/[.B34]" office:value-type="percentage" office:value="0.0553345620047628" calcext:value-type="percentage">
            <text:p/>
          </table:table-cell>
          <table:table-cell table:style-name="ce3" table:formula="of:=1-[.E34]/[.B34]" office:value-type="percentage" office:value="0.058670951546548" calcext:value-type="percentage">
            <text:p/>
          </table:table-cell>
          <table:table-cell table:style-name="ce3" table:formula="of:=1-[.F34]/[.B34]" office:value-type="percentage" office:value="0.0646655499694503" calcext:value-type="percentage">
            <text:p/>
          </table:table-cell>
          <table:table-cell table:style-name="ce3" table:number-columns-repeated="2"/>
          <table:table-cell/>
        </table:table-row>
        <table:table-row table:style-name="ro1">
          <table:table-cell office:value-type="string" calcext:value-type="string">
            <text:p>X VS 1 RTM9</text:p>
          </table:table-cell>
          <table:table-cell/>
          <table:table-cell table:formula="of:=1-[.C35]/[.B35]" office:value-type="percentage" office:value="0.0438239909238093" calcext:value-type="percentage">
            <text:p/>
          </table:table-cell>
          <table:table-cell table:formula="of:=1-[.D35]/[.B35]" office:value-type="percentage" office:value="0.057204094263494" calcext:value-type="percentage">
            <text:p/>
          </table:table-cell>
          <table:table-cell table:style-name="ce3" table:formula="of:=1-[.E35]/[.B35]" office:value-type="percentage" office:value="0.0683334913136735" calcext:value-type="percentage">
            <text:p/>
          </table:table-cell>
          <table:table-cell table:style-name="ce3" table:formula="of:=1-[.F35]/[.B35]" office:value-type="percentage" office:value="0.0704999740286188" calcext:value-type="percentage">
            <text:p/>
          </table:table-cell>
          <table:table-cell table:style-name="ce3" table:number-columns-repeated="2"/>
          <table:table-cell/>
        </table:table-row>
        <table:table-row table:style-name="ro1">
          <table:table-cell office:value-type="string" calcext:value-type="string">
            <text:p>X VS 1 RTM19</text:p>
          </table:table-cell>
          <table:table-cell/>
          <table:table-cell table:formula="of:=1-[.C36]/[.B36]" office:value-type="percentage" office:value="0.0415851269140538" calcext:value-type="percentage">
            <text:p/>
          </table:table-cell>
          <table:table-cell table:formula="of:=1-[.D36]/[.B36]" office:value-type="percentage" office:value="0.0548537749820172" calcext:value-type="percentage">
            <text:p/>
          </table:table-cell>
          <table:table-cell table:style-name="ce3" table:formula="of:=1-[.E36]/[.B36]" office:value-type="percentage" office:value="0.0616443468122217" calcext:value-type="percentage">
            <text:p/>
          </table:table-cell>
          <table:table-cell table:style-name="ce3" table:formula="of:=1-[.F36]/[.B36]" office:value-type="percentage" office:value="0.0662330514849344" calcext:value-type="percentage">
            <text:p/>
          </table:table-cell>
          <table:table-cell table:style-name="ce3" table:number-columns-repeated="2"/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1 LTSF</text:p>
          </table:table-cell>
          <table:table-cell table:style-name="Default" office:value-type="string" calcext:value-type="string">
            <text:p>2 LTSF</text:p>
          </table:table-cell>
          <table:table-cell table:style-name="Default" office:value-type="string" calcext:value-type="string">
            <text:p>3 LTSF</text:p>
          </table:table-cell>
          <table:table-cell office:value-type="string" calcext:value-type="string">
            <text:p>4 LTSF</text:p>
          </table:table-cell>
          <table:table-cell office:value-type="string" calcext:value-type="string">
            <text:p>5 LTSF</text:p>
          </table:table-cell>
          <table:table-cell office:value-type="string" calcext:value-type="string">
            <text:p>6 LTSF</text:p>
          </table:table-cell>
          <table:table-cell office:value-type="string" calcext:value-type="string">
            <text:p>7 LTSF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70.03219" calcext:value-type="float">
            <text:p>70.03219</text:p>
          </table:table-cell>
          <table:table-cell table:style-name="Default" office:value-type="float" office:value="68.42534" calcext:value-type="float">
            <text:p>68.42534</text:p>
          </table:table-cell>
          <table:table-cell table:style-name="Default" office:value-type="float" office:value="67.52357" calcext:value-type="float">
            <text:p>67.52357</text:p>
          </table:table-cell>
          <table:table-cell office:value-type="float" office:value="67.60765" calcext:value-type="float">
            <text:p>67.60765</text:p>
          </table:table-cell>
          <table:table-cell office:value-type="float" office:value="67.0045" calcext:value-type="float">
            <text:p>67.00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E</text:p>
          </table:table-cell>
          <table:table-cell office:value-type="float" office:value="55.19623" calcext:value-type="float">
            <text:p>55.19623</text:p>
          </table:table-cell>
          <table:table-cell table:style-name="Default" office:value-type="float" office:value="53.52218" calcext:value-type="float">
            <text:p>53.52218</text:p>
          </table:table-cell>
          <table:table-cell table:style-name="Default" office:value-type="float" office:value="53.27157" calcext:value-type="float">
            <text:p>53.27157</text:p>
          </table:table-cell>
          <table:table-cell office:value-type="float" office:value="52.81552" calcext:value-type="float">
            <text:p>52.81552</text:p>
          </table:table-cell>
          <table:table-cell office:value-type="float" office:value="52.81275" calcext:value-type="float">
            <text:p>52.81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TM1</text:p>
          </table:table-cell>
          <table:table-cell office:value-type="float" office:value="67.87277" calcext:value-type="float">
            <text:p>67.87277</text:p>
          </table:table-cell>
          <table:table-cell table:style-name="Default" office:value-type="float" office:value="64.98913" calcext:value-type="float">
            <text:p>64.98913</text:p>
          </table:table-cell>
          <table:table-cell table:style-name="Default" office:value-type="float" office:value="64.11706" calcext:value-type="float">
            <text:p>64.11706</text:p>
          </table:table-cell>
          <table:table-cell office:value-type="float" office:value="63.89061" calcext:value-type="float">
            <text:p>63.89061</text:p>
          </table:table-cell>
          <table:table-cell office:value-type="float" office:value="63.48374" calcext:value-type="float">
            <text:p>63.4837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RTM9</text:p>
          </table:table-cell>
          <table:table-cell office:value-type="float" office:value="68.15194" calcext:value-type="float">
            <text:p>68.15194</text:p>
          </table:table-cell>
          <table:table-cell table:style-name="Default" office:value-type="float" office:value="65.16525" calcext:value-type="float">
            <text:p>65.16525</text:p>
          </table:table-cell>
          <table:table-cell table:style-name="Default" office:value-type="float" office:value="64.25337" calcext:value-type="float">
            <text:p>64.25337</text:p>
          </table:table-cell>
          <table:table-cell office:value-type="float" office:value="63.49488" calcext:value-type="float">
            <text:p>63.49488</text:p>
          </table:table-cell>
          <table:table-cell office:value-type="float" office:value="63.34723" calcext:value-type="float">
            <text:p>63.347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TM19</text:p>
          </table:table-cell>
          <table:table-cell office:value-type="float" office:value="68.06496" calcext:value-type="float">
            <text:p>68.06496</text:p>
          </table:table-cell>
          <table:table-cell table:style-name="Default" office:value-type="float" office:value="65.23447" calcext:value-type="float">
            <text:p>65.23447</text:p>
          </table:table-cell>
          <table:table-cell table:style-name="Default" office:value-type="float" office:value="64.33134" calcext:value-type="float">
            <text:p>64.33134</text:p>
          </table:table-cell>
          <table:table-cell office:value-type="float" office:value="63.86914" calcext:value-type="float">
            <text:p>63.86914</text:p>
          </table:table-cell>
          <table:table-cell office:value-type="float" office:value="63.55681" calcext:value-type="float">
            <text:p>63.55681</text:p>
          </table:table-cell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"/>
          <table:table-cell office:value-type="string" calcext:value-type="string">
            <text:p>1 LTSF</text:p>
          </table:table-cell>
          <table:table-cell table:style-name="Default" office:value-type="string" calcext:value-type="string">
            <text:p>2 LTSF</text:p>
          </table:table-cell>
          <table:table-cell table:style-name="Default" office:value-type="string" calcext:value-type="string">
            <text:p>3 LTSF</text:p>
          </table:table-cell>
          <table:table-cell office:value-type="string" calcext:value-type="string">
            <text:p>4 LTSF</text:p>
          </table:table-cell>
          <table:table-cell office:value-type="string" calcext:value-type="string">
            <text:p>5 LTSF</text:p>
          </table:table-cell>
          <table:table-cell office:value-type="string" calcext:value-type="string">
            <text:p>6 LTSF</text:p>
          </table:table-cell>
          <table:table-cell office:value-type="string" calcext:value-type="string">
            <text:p>7 LTSF</text:p>
          </table:table-cell>
          <table:table-cell/>
        </table:table-row>
        <table:table-row table:style-name="ro1">
          <table:table-cell office:value-type="string" calcext:value-type="string">
            <text:p>HLE VS STD</text:p>
          </table:table-cell>
          <table:table-cell table:style-name="ce3" table:formula="of:=1-[.B52]/[.$B$51]" office:value-type="percentage" office:value="0.234597723944691" calcext:value-type="percentage">
            <text:p/>
          </table:table-cell>
          <table:table-cell table:formula="of:=1-[.C52]/[.$C$51]" office:value-type="percentage" office:value="0.229007194898938" calcext:value-type="percentage">
            <text:p/>
          </table:table-cell>
          <table:table-cell table:formula="of:=1-[.D52]/[.$D$51]" office:value-type="percentage" office:value="0.233097710720682" calcext:value-type="percentage">
            <text:p/>
          </table:table-cell>
          <table:table-cell table:style-name="ce3" table:formula="of:=1-[.E52]/[.$E$51]" office:value-type="percentage" office:value="0.237515332978038" calcext:value-type="percentage">
            <text:p/>
          </table:table-cell>
          <table:table-cell table:style-name="ce3" table:formula="of:=1-[.F52]/[.$F$51]" office:value-type="percentage" office:value="0.230473405444208" calcext:value-type="percentage">
            <text:p/>
          </table:table-cell>
          <table:table-cell table:style-name="ce3" table:formula="of:=1-[.G52]/[.$G$51]" office:value-type="percentage" office:value="0.225805608447208" calcext:value-type="percentage">
            <text:p/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RTM1 VS STD</text:p>
          </table:table-cell>
          <table:table-cell table:style-name="ce3" table:formula="of:=1-[.B53]/[.$B$51]" office:value-type="percentage" office:value="0.0226055092637567" calcext:value-type="percentage">
            <text:p/>
          </table:table-cell>
          <table:table-cell table:formula="of:=1-[.C53]/[.$C$51]" office:value-type="percentage" office:value="0.0439744161990039" calcext:value-type="percentage">
            <text:p/>
          </table:table-cell>
          <table:table-cell table:formula="of:=1-[.D53]/[.$D$51]" office:value-type="percentage" office:value="0.0518696943292891" calcext:value-type="percentage">
            <text:p/>
          </table:table-cell>
          <table:table-cell table:style-name="ce3" table:formula="of:=1-[.E53]/[.$E$51]" office:value-type="percentage" office:value="0.0510590346380785" calcext:value-type="percentage">
            <text:p/>
          </table:table-cell>
          <table:table-cell table:style-name="ce3" table:formula="of:=1-[.F53]/[.$F$51]" office:value-type="percentage" office:value="0.057254687798954" calcext:value-type="percentage">
            <text:p/>
          </table:table-cell>
          <table:table-cell table:style-name="ce3" table:formula="of:=1-[.G53]/[.$G$51]" office:value-type="percentage" office:value="0.0575992089707359" calcext:value-type="percentage">
            <text:p/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RTM9 VS STD</text:p>
          </table:table-cell>
          <table:table-cell table:style-name="ce3" table:formula="of:=1-[.B54]/[.$B$51]" office:value-type="percentage" office:value="0.0232541863698421" calcext:value-type="percentage">
            <text:p/>
          </table:table-cell>
          <table:table-cell table:formula="of:=1-[.C54]/[.$C$51]" office:value-type="percentage" office:value="0.0422363523834056" calcext:value-type="percentage">
            <text:p/>
          </table:table-cell>
          <table:table-cell table:formula="of:=1-[.D54]/[.$D$51]" office:value-type="percentage" office:value="0.0510225460183401" calcext:value-type="percentage">
            <text:p/>
          </table:table-cell>
          <table:table-cell table:style-name="ce3" table:formula="of:=1-[.E54]/[.$E$51]" office:value-type="percentage" office:value="0.0556515238743081" calcext:value-type="percentage">
            <text:p/>
          </table:table-cell>
          <table:table-cell table:style-name="ce3" table:formula="of:=1-[.F54]/[.$F$51]" office:value-type="percentage" office:value="0.0533278700825366" calcext:value-type="percentage">
            <text:p/>
          </table:table-cell>
          <table:table-cell table:style-name="ce3" table:formula="of:=1-[.G54]/[.$G$51]" office:value-type="percentage" office:value="0.0545856730817198" calcext:value-type="percentage">
            <text:p/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RTM19 VS STD</text:p>
          </table:table-cell>
          <table:table-cell table:style-name="ce3" table:formula="of:=1-[.B55]/[.$B$51]" office:value-type="percentage" office:value="0.0251130708213041" calcext:value-type="percentage">
            <text:p/>
          </table:table-cell>
          <table:table-cell table:formula="of:=1-[.C55]/[.$C$51]" office:value-type="percentage" office:value="0.0453812200024357" calcext:value-type="percentage">
            <text:p/>
          </table:table-cell>
          <table:table-cell table:formula="of:=1-[.D55]/[.$D$51]" office:value-type="percentage" office:value="0.0514376392674758" calcext:value-type="percentage">
            <text:p/>
          </table:table-cell>
          <table:table-cell table:style-name="ce3" table:formula="of:=1-[.E55]/[.$E$51]" office:value-type="percentage" office:value="0.0534017632231841" calcext:value-type="percentage">
            <text:p/>
          </table:table-cell>
          <table:table-cell table:style-name="ce3" table:formula="of:=1-[.F55]/[.$F$51]" office:value-type="percentage" office:value="0.0491315008396402" calcext:value-type="percentage">
            <text:p/>
          </table:table-cell>
          <table:table-cell table:style-name="ce3" table:formula="of:=1-[.G55]/[.$G$51]" office:value-type="percentage" office:value="0.0554949295999574" calcext:value-type="percentage">
            <text:p/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X VS 1 STD</text:p>
          </table:table-cell>
          <table:table-cell/>
          <table:table-cell table:formula="of:=1-[.C51]/[.B51]" office:value-type="percentage" office:value="0.041841389419505" calcext:value-type="percentage">
            <text:p/>
          </table:table-cell>
          <table:table-cell table:formula="of:=1-[.D51]/[.B51]" office:value-type="percentage" office:value="0.0498538275456025" calcext:value-type="percentage">
            <text:p/>
          </table:table-cell>
          <table:table-cell table:style-name="ce3" table:formula="of:=1-[.E51]/[.B51]" office:value-type="percentage" office:value="0.0577983687121261" calcext:value-type="percentage">
            <text:p/>
          </table:table-cell>
          <table:table-cell table:style-name="ce3" table:formula="of:=1-[.F51]/[.B51]" office:value-type="percentage" office:value="0.0633065282105899" calcext:value-type="percentage">
            <text:p/>
          </table:table-cell>
          <table:table-cell table:style-name="ce3" table:formula="of:=1-[.G51]/[.B51]" office:value-type="percentage" office:value="0.0637148053125567" calcext:value-type="percentage">
            <text:p/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X VS 1 HLE</text:p>
          </table:table-cell>
          <table:table-cell/>
          <table:table-cell table:formula="of:=1-[.C52]/[.B52]" office:value-type="percentage" office:value="0.0348429603444115" calcext:value-type="percentage">
            <text:p/>
          </table:table-cell>
          <table:table-cell table:formula="of:=1-[.D52]/[.B52]" office:value-type="percentage" office:value="0.0479917585813344" calcext:value-type="percentage">
            <text:p/>
          </table:table-cell>
          <table:table-cell table:style-name="ce3" table:formula="of:=1-[.E52]/[.B52]" office:value-type="percentage" office:value="0.0613899127624622" calcext:value-type="percentage">
            <text:p/>
          </table:table-cell>
          <table:table-cell table:style-name="ce3" table:formula="of:=1-[.F52]/[.B52]" office:value-type="percentage" office:value="0.0582592186639124" calcext:value-type="percentage">
            <text:p/>
          </table:table-cell>
          <table:table-cell table:style-name="ce3" table:formula="of:=1-[.G52]/[.B52]" office:value-type="percentage" office:value="0.0529597712242071" calcext:value-type="percentage">
            <text:p/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X VS 1 RTM1</text:p>
          </table:table-cell>
          <table:table-cell/>
          <table:table-cell table:formula="of:=1-[.C53]/[.B53]" office:value-type="percentage" office:value="0.0627897397250988" calcext:value-type="percentage">
            <text:p/>
          </table:table-cell>
          <table:table-cell table:formula="of:=1-[.D53]/[.B53]" office:value-type="percentage" office:value="0.0783021702501617" calcext:value-type="percentage">
            <text:p/>
          </table:table-cell>
          <table:table-cell table:style-name="ce3" table:formula="of:=1-[.E53]/[.B53]" office:value-type="percentage" office:value="0.0852273733542357" calcext:value-type="percentage">
            <text:p/>
          </table:table-cell>
          <table:table-cell table:style-name="ce3" table:formula="of:=1-[.F53]/[.B53]" office:value-type="percentage" office:value="0.0965128329773961" calcext:value-type="percentage">
            <text:p/>
          </table:table-cell>
          <table:table-cell table:style-name="ce3" table:formula="of:=1-[.G53]/[.B53]" office:value-type="percentage" office:value="0.0972366670106952" calcext:value-type="percentage">
            <text:p/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X VS 1 RTM9</text:p>
          </table:table-cell>
          <table:table-cell/>
          <table:table-cell table:formula="of:=1-[.C54]/[.B54]" office:value-type="percentage" office:value="0.0604623300568314" calcext:value-type="percentage">
            <text:p/>
          </table:table-cell>
          <table:table-cell table:formula="of:=1-[.D54]/[.B54]" office:value-type="percentage" office:value="0.0768659736609765" calcext:value-type="percentage">
            <text:p/>
          </table:table-cell>
          <table:table-cell table:style-name="ce3" table:formula="of:=1-[.E54]/[.B54]" office:value-type="percentage" office:value="0.0890499224123088" calcext:value-type="percentage">
            <text:p/>
          </table:table-cell>
          <table:table-cell table:style-name="ce3" table:formula="of:=1-[.F54]/[.B54]" office:value-type="percentage" office:value="0.0921470134353435" calcext:value-type="percentage">
            <text:p/>
          </table:table-cell>
          <table:table-cell table:style-name="ce3" table:formula="of:=1-[.G54]/[.B54]" office:value-type="percentage" office:value="0.093748419715111" calcext:value-type="percentage">
            <text:p/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X VS 1 RTM19</text:p>
          </table:table-cell>
          <table:table-cell/>
          <table:table-cell table:formula="of:=1-[.C55]/[.B55]" office:value-type="percentage" office:value="0.0617617525684827" calcext:value-type="percentage">
            <text:p/>
          </table:table-cell>
          <table:table-cell table:formula="of:=1-[.D55]/[.B55]" office:value-type="percentage" office:value="0.0755103290351811" calcext:value-type="percentage">
            <text:p/>
          </table:table-cell>
          <table:table-cell table:style-name="ce3" table:formula="of:=1-[.E55]/[.B55]" office:value-type="percentage" office:value="0.0851386184685843" calcext:value-type="percentage">
            <text:p/>
          </table:table-cell>
          <table:table-cell table:style-name="ce3" table:formula="of:=1-[.F55]/[.B55]" office:value-type="percentage" office:value="0.0863839805052471" calcext:value-type="percentage">
            <text:p/>
          </table:table-cell>
          <table:table-cell table:style-name="ce3" table:formula="of:=1-[.G55]/[.B55]" office:value-type="percentage" office:value="0.0928936605316973" calcext:value-type="percentage">
            <text:p/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1 LTSF</text:p>
          </table:table-cell>
          <table:table-cell table:style-name="Default" office:value-type="string" calcext:value-type="string">
            <text:p>2 LTSF</text:p>
          </table:table-cell>
          <table:table-cell table:style-name="Default" office:value-type="string" calcext:value-type="string">
            <text:p>3 LTSF</text:p>
          </table:table-cell>
          <table:table-cell office:value-type="string" calcext:value-type="string">
            <text:p>4 LTSF</text:p>
          </table:table-cell>
          <table:table-cell office:value-type="string" calcext:value-type="string">
            <text:p>5 LTSF</text:p>
          </table:table-cell>
          <table:table-cell office:value-type="string" calcext:value-type="string">
            <text:p>6 LTSF</text:p>
          </table:table-cell>
          <table:table-cell office:value-type="string" calcext:value-type="string">
            <text:p>7 LTSF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67.01331" calcext:value-type="float">
            <text:p>67.01331</text:p>
          </table:table-cell>
          <table:table-cell table:style-name="Default" office:value-type="float" office:value="64.20938" calcext:value-type="float">
            <text:p>64.20938</text:p>
          </table:table-cell>
          <table:table-cell table:style-name="Default" office:value-type="float" office:value="63.67244" calcext:value-type="float">
            <text:p>63.67244</text:p>
          </table:table-cell>
          <table:table-cell office:value-type="float" office:value="63.14005" calcext:value-type="float">
            <text:p>63.14005</text:p>
          </table:table-cell>
          <table:table-cell office:value-type="float" office:value="62.77093" calcext:value-type="float">
            <text:p>62.77093</text:p>
          </table:table-cell>
          <table:table-cell office:value-type="float" office:value="62.74357" calcext:value-type="float">
            <text:p>62.743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E</text:p>
          </table:table-cell>
          <table:table-cell office:value-type="float" office:value="51.29214" calcext:value-type="float">
            <text:p>51.29214</text:p>
          </table:table-cell>
          <table:table-cell table:style-name="Default" office:value-type="float" office:value="49.50497" calcext:value-type="float">
            <text:p>49.50497</text:p>
          </table:table-cell>
          <table:table-cell table:style-name="Default" office:value-type="float" office:value="48.83054" calcext:value-type="float">
            <text:p>48.83054</text:p>
          </table:table-cell>
          <table:table-cell office:value-type="float" office:value="48.14332" calcext:value-type="float">
            <text:p>48.14332</text:p>
          </table:table-cell>
          <table:table-cell office:value-type="float" office:value="48.3039" calcext:value-type="float">
            <text:p>48.3039</text:p>
          </table:table-cell>
          <table:table-cell office:value-type="float" office:value="48.57572" calcext:value-type="float">
            <text:p>48.575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M1</text:p>
          </table:table-cell>
          <table:table-cell office:value-type="float" office:value="65.49844" calcext:value-type="float">
            <text:p>65.49844</text:p>
          </table:table-cell>
          <table:table-cell table:style-name="Default" office:value-type="float" office:value="61.38581" calcext:value-type="float">
            <text:p>61.38581</text:p>
          </table:table-cell>
          <table:table-cell table:style-name="Default" office:value-type="float" office:value="60.36977" calcext:value-type="float">
            <text:p>60.36977</text:p>
          </table:table-cell>
          <table:table-cell office:value-type="float" office:value="59.91618" calcext:value-type="float">
            <text:p>59.91618</text:p>
          </table:table-cell>
          <table:table-cell office:value-type="float" office:value="59.177" calcext:value-type="float">
            <text:p>59.177</text:p>
          </table:table-cell>
          <table:table-cell office:value-type="float" office:value="59.12959" calcext:value-type="float">
            <text:p>59.1295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TM9</text:p>
          </table:table-cell>
          <table:table-cell office:value-type="float" office:value="65.45497" calcext:value-type="float">
            <text:p>65.45497</text:p>
          </table:table-cell>
          <table:table-cell table:style-name="Default" office:value-type="float" office:value="61.49741" calcext:value-type="float">
            <text:p>61.49741</text:p>
          </table:table-cell>
          <table:table-cell table:style-name="Default" office:value-type="float" office:value="60.42371" calcext:value-type="float">
            <text:p>60.42371</text:p>
          </table:table-cell>
          <table:table-cell office:value-type="float" office:value="59.62621" calcext:value-type="float">
            <text:p>59.62621</text:p>
          </table:table-cell>
          <table:table-cell office:value-type="float" office:value="59.42349" calcext:value-type="float">
            <text:p>59.42349</text:p>
          </table:table-cell>
          <table:table-cell office:value-type="float" office:value="59.31867" calcext:value-type="float">
            <text:p>59.318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M19</text:p>
          </table:table-cell>
          <table:table-cell office:value-type="float" office:value="65.3304" calcext:value-type="float">
            <text:p>65.3304</text:p>
          </table:table-cell>
          <table:table-cell table:style-name="Default" office:value-type="float" office:value="61.29548" calcext:value-type="float">
            <text:p>61.29548</text:p>
          </table:table-cell>
          <table:table-cell table:style-name="Default" office:value-type="float" office:value="60.39728" calcext:value-type="float">
            <text:p>60.39728</text:p>
          </table:table-cell>
          <table:table-cell office:value-type="float" office:value="59.76826" calcext:value-type="float">
            <text:p>59.76826</text:p>
          </table:table-cell>
          <table:table-cell office:value-type="float" office:value="59.6869" calcext:value-type="float">
            <text:p>59.6869</text:p>
          </table:table-cell>
          <table:table-cell office:value-type="float" office:value="59.26162" calcext:value-type="float">
            <text:p>59.26162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"/>
          <table:table-cell office:value-type="string" calcext:value-type="string">
            <text:p>1 LTSF</text:p>
          </table:table-cell>
          <table:table-cell table:style-name="Default" office:value-type="string" calcext:value-type="string">
            <text:p>2 LTSF</text:p>
          </table:table-cell>
          <table:table-cell table:style-name="Default" office:value-type="string" calcext:value-type="string">
            <text:p>3 LTSF</text:p>
          </table:table-cell>
          <table:table-cell office:value-type="string" calcext:value-type="string">
            <text:p>4 LTSF</text:p>
          </table:table-cell>
          <table:table-cell office:value-type="string" calcext:value-type="string">
            <text:p>5 LTSF</text:p>
          </table:table-cell>
          <table:table-cell office:value-type="string" calcext:value-type="string">
            <text:p>6 LTSF</text:p>
          </table:table-cell>
          <table:table-cell office:value-type="string" calcext:value-type="string">
            <text:p>7 LTSF</text:p>
          </table:table-cell>
          <table:table-cell/>
        </table:table-row>
        <table:table-row table:style-name="ro1">
          <table:table-cell office:value-type="string" calcext:value-type="string">
            <text:p>HLE VS STD</text:p>
          </table:table-cell>
          <table:table-cell table:style-name="ce3" table:formula="of:=1-[.B71]/[.$B$70]" office:value-type="percentage" office:value="0.27876529704817" calcext:value-type="percentage">
            <text:p/>
          </table:table-cell>
          <table:table-cell table:formula="of:=1-[.C71]/[.$C$70]" office:value-type="percentage" office:value="0.251750160323772" calcext:value-type="percentage">
            <text:p/>
          </table:table-cell>
          <table:table-cell table:formula="of:=1-[.D71]/[.$D$70]" office:value-type="percentage" office:value="0.244464904548987" calcext:value-type="percentage">
            <text:p/>
          </table:table-cell>
          <table:table-cell table:style-name="ce3" table:formula="of:=1-[.E71]/[.$E$70]" office:value-type="percentage" office:value="0.250316053729634" calcext:value-type="percentage">
            <text:p/>
          </table:table-cell>
          <table:table-cell table:style-name="ce3" table:formula="of:=1-[.F71]/[.$F$70]" office:value-type="percentage" office:value="0.241283444068902" calcext:value-type="percentage">
            <text:p/>
          </table:table-cell>
          <table:table-cell table:style-name="ce3" table:formula="of:=1-[.G71]/[.$G$70]" office:value-type="percentage" office:value="0.239409611357797" calcext:value-type="percentage">
            <text:p/>
          </table:table-cell>
          <table:table-cell table:style-name="ce3" table:formula="of:=1-[.H71]/[.$H$70]" office:value-type="percentage" office:value="0.245071807656682" calcext:value-type="percentage">
            <text:p/>
          </table:table-cell>
          <table:table-cell table:style-name="ce3"/>
        </table:table-row>
        <table:table-row table:style-name="ro1">
          <table:table-cell office:value-type="string" calcext:value-type="string">
            <text:p>RTM1 VS STD</text:p>
          </table:table-cell>
          <table:table-cell table:style-name="ce3" table:formula="of:=1-[.B72]/[.$B$70]" office:value-type="percentage" office:value="0.00990494232368899" calcext:value-type="percentage">
            <text:p/>
          </table:table-cell>
          <table:table-cell table:formula="of:=1-[.C72]/[.$C$70]" office:value-type="percentage" office:value="0.0511691051351328" calcext:value-type="percentage">
            <text:p/>
          </table:table-cell>
          <table:table-cell table:formula="of:=1-[.D72]/[.$D$70]" office:value-type="percentage" office:value="0.0457165747578113" calcext:value-type="percentage">
            <text:p/>
          </table:table-cell>
          <table:table-cell table:style-name="ce3" table:formula="of:=1-[.E72]/[.$E$70]" office:value-type="percentage" office:value="0.0563605542280874" calcext:value-type="percentage">
            <text:p/>
          </table:table-cell>
          <table:table-cell table:style-name="ce3" table:formula="of:=1-[.F72]/[.$F$70]" office:value-type="percentage" office:value="0.0588839807950575" calcext:value-type="percentage">
            <text:p/>
          </table:table-cell>
          <table:table-cell table:style-name="ce3" table:formula="of:=1-[.G72]/[.$G$70]" office:value-type="percentage" office:value="0.0556245586986488" calcext:value-type="percentage">
            <text:p/>
          </table:table-cell>
          <table:table-cell table:style-name="ce3" table:formula="of:=1-[.H72]/[.$H$70]" office:value-type="percentage" office:value="0.0615604191287595" calcext:value-type="percentage">
            <text:p/>
          </table:table-cell>
          <table:table-cell table:style-name="ce3"/>
        </table:table-row>
        <table:table-row table:style-name="ro1">
          <table:table-cell office:value-type="string" calcext:value-type="string">
            <text:p>RTM9 VS STD</text:p>
          </table:table-cell>
          <table:table-cell table:style-name="ce3" table:formula="of:=1-[.B73]/[.$B$70]" office:value-type="percentage" office:value="0.0116061722921721" calcext:value-type="percentage">
            <text:p/>
          </table:table-cell>
          <table:table-cell table:formula="of:=1-[.C73]/[.$C$70]" office:value-type="percentage" office:value="0.0472175572344427" calcext:value-type="percentage">
            <text:p/>
          </table:table-cell>
          <table:table-cell table:formula="of:=1-[.D73]/[.$D$70]" office:value-type="percentage" office:value="0.0438204948499387" calcext:value-type="percentage">
            <text:p/>
          </table:table-cell>
          <table:table-cell table:style-name="ce3" table:formula="of:=1-[.E73]/[.$E$70]" office:value-type="percentage" office:value="0.0538514559136294" calcext:value-type="percentage">
            <text:p/>
          </table:table-cell>
          <table:table-cell table:style-name="ce3" table:formula="of:=1-[.F73]/[.$F$70]" office:value-type="percentage" office:value="0.0556440571221349" calcext:value-type="percentage">
            <text:p/>
          </table:table-cell>
          <table:table-cell table:style-name="ce3" table:formula="of:=1-[.G73]/[.$G$70]" office:value-type="percentage" office:value="0.0541887682983959" calcext:value-type="percentage">
            <text:p/>
          </table:table-cell>
          <table:table-cell table:style-name="ce3" table:formula="of:=1-[.H73]/[.$H$70]" office:value-type="percentage" office:value="0.0621182039932555" calcext:value-type="percentage">
            <text:p/>
          </table:table-cell>
          <table:table-cell table:style-name="ce3"/>
        </table:table-row>
        <table:table-row table:style-name="ro1">
          <table:table-cell office:value-type="string" calcext:value-type="string">
            <text:p>RTM19 VS STD</text:p>
          </table:table-cell>
          <table:table-cell table:style-name="ce3" table:formula="of:=1-[.B74]/[.$B$70]" office:value-type="percentage" office:value="0.00975716210634048" calcext:value-type="percentage">
            <text:p/>
          </table:table-cell>
          <table:table-cell table:formula="of:=1-[.C74]/[.$C$70]" office:value-type="percentage" office:value="0.0438914518175584" calcext:value-type="percentage">
            <text:p/>
          </table:table-cell>
          <table:table-cell table:formula="of:=1-[.D74]/[.$D$70]" office:value-type="percentage" office:value="0.0467773830653198" calcext:value-type="percentage">
            <text:p/>
          </table:table-cell>
          <table:table-cell table:style-name="ce3" table:formula="of:=1-[.E74]/[.$E$70]" office:value-type="percentage" office:value="0.0572049751339958" calcext:value-type="percentage">
            <text:p/>
          </table:table-cell>
          <table:table-cell table:style-name="ce3" table:formula="of:=1-[.F74]/[.$F$70]" office:value-type="percentage" office:value="0.0578146901935211" calcext:value-type="percentage">
            <text:p/>
          </table:table-cell>
          <table:table-cell table:style-name="ce3" table:formula="of:=1-[.G74]/[.$G$70]" office:value-type="percentage" office:value="0.0579588150240243" calcext:value-type="percentage">
            <text:p/>
          </table:table-cell>
          <table:table-cell table:style-name="ce3" table:formula="of:=1-[.H74]/[.$H$70]" office:value-type="percentage" office:value="0.0572538089242216" calcext:value-type="percentage">
            <text:p/>
          </table:table-cell>
          <table:table-cell table:style-name="ce3"/>
        </table:table-row>
        <table:table-row table:style-name="ro1">
          <table:table-cell office:value-type="string" calcext:value-type="string">
            <text:p>X VS 1 STD</text:p>
          </table:table-cell>
          <table:table-cell/>
          <table:table-cell table:formula="of:=1-[.C70]/[.B70]" office:value-type="percentage" office:value="0.0648938542226861" calcext:value-type="percentage">
            <text:p/>
          </table:table-cell>
          <table:table-cell table:formula="of:=1-[.D70]/[.B70]" office:value-type="percentage" office:value="0.0859192961076953" calcext:value-type="percentage">
            <text:p/>
          </table:table-cell>
          <table:table-cell table:style-name="ce3" table:formula="of:=1-[.E70]/[.B70]" office:value-type="percentage" office:value="0.0829737781044124" calcext:value-type="percentage">
            <text:p/>
          </table:table-cell>
          <table:table-cell table:style-name="ce3" table:formula="of:=1-[.F70]/[.B70]" office:value-type="percentage" office:value="0.089311516877586" calcext:value-type="percentage">
            <text:p/>
          </table:table-cell>
          <table:table-cell table:style-name="ce3" table:formula="of:=1-[.G70]/[.B70]" office:value-type="percentage" office:value="0.0944211668952141" calcext:value-type="percentage">
            <text:p/>
          </table:table-cell>
          <table:table-cell table:style-name="ce3" table:formula="of:=1-[.H70]/[.B70]" office:value-type="percentage" office:value="0.0909254846908406" calcext:value-type="percentage">
            <text:p/>
          </table:table-cell>
          <table:table-cell table:style-name="ce3"/>
        </table:table-row>
        <table:table-row table:style-name="ro1">
          <table:table-cell office:value-type="string" calcext:value-type="string">
            <text:p>X VS 1 HLE</text:p>
          </table:table-cell>
          <table:table-cell/>
          <table:table-cell table:formula="of:=1-[.C71]/[.B71]" office:value-type="percentage" office:value="0.0298677798025174" calcext:value-type="percentage">
            <text:p/>
          </table:table-cell>
          <table:table-cell table:formula="of:=1-[.D71]/[.B71]" office:value-type="percentage" office:value="0.0424475568928254" calcext:value-type="percentage">
            <text:p/>
          </table:table-cell>
          <table:table-cell table:style-name="ce3" table:formula="of:=1-[.E71]/[.B71]" office:value-type="percentage" office:value="0.0468015001907023" calcext:value-type="percentage">
            <text:p/>
          </table:table-cell>
          <table:table-cell table:style-name="ce3" table:formula="of:=1-[.F71]/[.B71]" office:value-type="percentage" office:value="0.0419839386362674" calcext:value-type="percentage">
            <text:p/>
          </table:table-cell>
          <table:table-cell table:style-name="ce3" table:formula="of:=1-[.G71]/[.B71]" office:value-type="percentage" office:value="0.0450063567402637" calcext:value-type="percentage">
            <text:p/>
          </table:table-cell>
          <table:table-cell table:style-name="ce3" table:formula="of:=1-[.H71]/[.B71]" office:value-type="percentage" office:value="0.0484567953553418" calcext:value-type="percentage">
            <text:p/>
          </table:table-cell>
          <table:table-cell table:style-name="ce3"/>
        </table:table-row>
        <table:table-row table:style-name="ro1">
          <table:table-cell office:value-type="string" calcext:value-type="string">
            <text:p>X VS 1 RTM1</text:p>
          </table:table-cell>
          <table:table-cell/>
          <table:table-cell table:formula="of:=1-[.C72]/[.B72]" office:value-type="percentage" office:value="0.1038662457584" calcext:value-type="percentage">
            <text:p/>
          </table:table-cell>
          <table:table-cell table:formula="of:=1-[.D72]/[.B72]" office:value-type="percentage" office:value="0.11898149748838" calcext:value-type="percentage">
            <text:p/>
          </table:table-cell>
          <table:table-cell table:style-name="ce3" table:formula="of:=1-[.E72]/[.B72]" office:value-type="percentage" office:value="0.126000974271334" calcext:value-type="percentage">
            <text:p/>
          </table:table-cell>
          <table:table-cell table:style-name="ce3" table:formula="of:=1-[.F72]/[.B72]" office:value-type="percentage" office:value="0.134362389422056" calcext:value-type="percentage">
            <text:p/>
          </table:table-cell>
          <table:table-cell table:style-name="ce3" table:formula="of:=1-[.G72]/[.B72]" office:value-type="percentage" office:value="0.136238077833043" calcext:value-type="percentage">
            <text:p/>
          </table:table-cell>
          <table:table-cell table:style-name="ce3" table:formula="of:=1-[.H72]/[.B72]" office:value-type="percentage" office:value="0.138353938328254" calcext:value-type="percentage">
            <text:p/>
          </table:table-cell>
          <table:table-cell table:style-name="ce3"/>
        </table:table-row>
        <table:table-row table:style-name="ro1">
          <table:table-cell office:value-type="string" calcext:value-type="string">
            <text:p>X VS 1 RTM9</text:p>
          </table:table-cell>
          <table:table-cell/>
          <table:table-cell table:formula="of:=1-[.C73]/[.B73]" office:value-type="percentage" office:value="0.0985853079586787" calcext:value-type="percentage">
            <text:p/>
          </table:table-cell>
          <table:table-cell table:formula="of:=1-[.D73]/[.B73]" office:value-type="percentage" office:value="0.115711560904923" calcext:value-type="percentage">
            <text:p/>
          </table:table-cell>
          <table:table-cell table:style-name="ce3" table:formula="of:=1-[.E73]/[.B73]" office:value-type="percentage" office:value="0.122168714117048" calcext:value-type="percentage">
            <text:p/>
          </table:table-cell>
          <table:table-cell table:style-name="ce3" table:formula="of:=1-[.F73]/[.B73]" office:value-type="percentage" office:value="0.12988724024964" calcext:value-type="percentage">
            <text:p/>
          </table:table-cell>
          <table:table-cell table:style-name="ce3" table:formula="of:=1-[.G73]/[.B73]" office:value-type="percentage" office:value="0.133435875932114" calcext:value-type="percentage">
            <text:p/>
          </table:table-cell>
          <table:table-cell table:style-name="ce3" table:formula="of:=1-[.H73]/[.B73]" office:value-type="percentage" office:value="0.137383889679502" calcext:value-type="percentage">
            <text:p/>
          </table:table-cell>
          <table:table-cell table:style-name="ce3"/>
        </table:table-row>
        <table:table-row table:style-name="ro1">
          <table:table-cell office:value-type="string" calcext:value-type="string">
            <text:p>X VS 1 RTM19</text:p>
          </table:table-cell>
          <table:table-cell/>
          <table:table-cell table:formula="of:=1-[.C74]/[.B74]" office:value-type="percentage" office:value="0.097127547685795" calcext:value-type="percentage">
            <text:p/>
          </table:table-cell>
          <table:table-cell table:formula="of:=1-[.D74]/[.B74]" office:value-type="percentage" office:value="0.120092196266622" calcext:value-type="percentage">
            <text:p/>
          </table:table-cell>
          <table:table-cell table:style-name="ce3" table:formula="of:=1-[.E74]/[.B74]" office:value-type="percentage" office:value="0.12691339276551" calcext:value-type="percentage">
            <text:p/>
          </table:table-cell>
          <table:table-cell table:style-name="ce3" table:formula="of:=1-[.F74]/[.B74]" office:value-type="percentage" office:value="0.133508188321755" calcext:value-type="percentage">
            <text:p/>
          </table:table-cell>
          <table:table-cell table:style-name="ce3" table:formula="of:=1-[.G74]/[.B74]" office:value-type="percentage" office:value="0.138501664054645" calcext:value-type="percentage">
            <text:p/>
          </table:table-cell>
          <table:table-cell table:style-name="ce3" table:formula="of:=1-[.H74]/[.B74]" office:value-type="percentage" office:value="0.1345289216787" calcext:value-type="percentage">
            <text:p/>
          </table:table-cell>
          <table:table-cell table:style-name="ce3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1 LTSF</text:p>
          </table:table-cell>
          <table:table-cell table:style-name="Default" office:value-type="string" calcext:value-type="string">
            <text:p>2 LTSF</text:p>
          </table:table-cell>
          <table:table-cell table:style-name="Default" office:value-type="string" calcext:value-type="string">
            <text:p>3 LTSF</text:p>
          </table:table-cell>
          <table:table-cell office:value-type="string" calcext:value-type="string">
            <text:p>4 LTSF</text:p>
          </table:table-cell>
          <table:table-cell office:value-type="string" calcext:value-type="string">
            <text:p>5 LTSF</text:p>
          </table:table-cell>
          <table:table-cell office:value-type="string" calcext:value-type="string">
            <text:p>6 LTSF</text:p>
          </table:table-cell>
          <table:table-cell office:value-type="string" calcext:value-type="string">
            <text:p>7 LTSF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65.43501" calcext:value-type="float">
            <text:p>65.43501</text:p>
          </table:table-cell>
          <table:table-cell table:style-name="Default" office:value-type="float" office:value="61.18868" calcext:value-type="float">
            <text:p>61.18868</text:p>
          </table:table-cell>
          <table:table-cell table:style-name="Default" office:value-type="float" office:value="59.81288" calcext:value-type="float">
            <text:p>59.81288</text:p>
          </table:table-cell>
          <table:table-cell office:value-type="float" office:value="60.00562" calcext:value-type="float">
            <text:p>60.00562</text:p>
          </table:table-cell>
          <table:table-cell office:value-type="float" office:value="59.59091" calcext:value-type="float">
            <text:p>59.59091</text:p>
          </table:table-cell>
          <table:table-cell office:value-type="float" office:value="59.25656" calcext:value-type="float">
            <text:p>59.25656</text:p>
          </table:table-cell>
          <table:table-cell office:value-type="float" office:value="59.4853" calcext:value-type="float">
            <text:p>59.4853</text:p>
          </table:table-cell>
          <table:table-cell/>
        </table:table-row>
        <table:table-row table:style-name="ro1">
          <table:table-cell office:value-type="string" calcext:value-type="string">
            <text:p>HLE</text:p>
          </table:table-cell>
          <table:table-cell office:value-type="float" office:value="47.194" calcext:value-type="float">
            <text:p>47.194</text:p>
          </table:table-cell>
          <table:table-cell table:style-name="Default" office:value-type="float" office:value="45.78442" calcext:value-type="float">
            <text:p>45.78442</text:p>
          </table:table-cell>
          <table:table-cell table:style-name="Default" office:value-type="float" office:value="45.19073" calcext:value-type="float">
            <text:p>45.19073</text:p>
          </table:table-cell>
          <table:table-cell office:value-type="float" office:value="44.98525" calcext:value-type="float">
            <text:p>44.98525</text:p>
          </table:table-cell>
          <table:table-cell office:value-type="float" office:value="45.21261" calcext:value-type="float">
            <text:p>45.21261</text:p>
          </table:table-cell>
          <table:table-cell office:value-type="float" office:value="45.06997" calcext:value-type="float">
            <text:p>45.06997</text:p>
          </table:table-cell>
          <table:table-cell office:value-type="float" office:value="44.90713" calcext:value-type="float">
            <text:p>44.90713</text:p>
          </table:table-cell>
          <table:table-cell/>
        </table:table-row>
        <table:table-row table:style-name="ro1">
          <table:table-cell office:value-type="string" calcext:value-type="string">
            <text:p>RTM1</text:p>
          </table:table-cell>
          <table:table-cell office:value-type="float" office:value="64.78688" calcext:value-type="float">
            <text:p>64.78688</text:p>
          </table:table-cell>
          <table:table-cell table:style-name="Default" office:value-type="float" office:value="58.05771" calcext:value-type="float">
            <text:p>58.05771</text:p>
          </table:table-cell>
          <table:table-cell table:style-name="Default" office:value-type="float" office:value="57.07844" calcext:value-type="float">
            <text:p>57.07844</text:p>
          </table:table-cell>
          <table:table-cell office:value-type="float" office:value="56.62367" calcext:value-type="float">
            <text:p>56.62367</text:p>
          </table:table-cell>
          <table:table-cell office:value-type="float" office:value="56.08196" calcext:value-type="float">
            <text:p>56.08196</text:p>
          </table:table-cell>
          <table:table-cell office:value-type="float" office:value="55.96044" calcext:value-type="float">
            <text:p>55.96044</text:p>
          </table:table-cell>
          <table:table-cell office:value-type="float" office:value="55.82336" calcext:value-type="float">
            <text:p>55.82336</text:p>
          </table:table-cell>
          <table:table-cell/>
        </table:table-row>
        <table:table-row table:style-name="ro1">
          <table:table-cell table:style-name="ce2" office:value-type="string" calcext:value-type="string">
            <text:p>RTM9</text:p>
          </table:table-cell>
          <table:table-cell office:value-type="float" office:value="64.67556" calcext:value-type="float">
            <text:p>64.67556</text:p>
          </table:table-cell>
          <table:table-cell table:style-name="Default" office:value-type="float" office:value="58.2995" calcext:value-type="float">
            <text:p>58.2995</text:p>
          </table:table-cell>
          <table:table-cell table:style-name="Default" office:value-type="float" office:value="57.19185" calcext:value-type="float">
            <text:p>57.19185</text:p>
          </table:table-cell>
          <table:table-cell office:value-type="float" office:value="56.77423" calcext:value-type="float">
            <text:p>56.77423</text:p>
          </table:table-cell>
          <table:table-cell office:value-type="float" office:value="56.27503" calcext:value-type="float">
            <text:p>56.27503</text:p>
          </table:table-cell>
          <table:table-cell office:value-type="float" office:value="56.04552" calcext:value-type="float">
            <text:p>56.04552</text:p>
          </table:table-cell>
          <table:table-cell office:value-type="float" office:value="55.79018" calcext:value-type="float">
            <text:p>55.79018</text:p>
          </table:table-cell>
          <table:table-cell/>
        </table:table-row>
        <table:table-row table:style-name="ro1">
          <table:table-cell office:value-type="string" calcext:value-type="string">
            <text:p>RTM19</text:p>
          </table:table-cell>
          <table:table-cell office:value-type="float" office:value="64.79655" calcext:value-type="float">
            <text:p>64.79655</text:p>
          </table:table-cell>
          <table:table-cell table:style-name="Default" office:value-type="float" office:value="58.50302" calcext:value-type="float">
            <text:p>58.50302</text:p>
          </table:table-cell>
          <table:table-cell table:style-name="Default" office:value-type="float" office:value="57.01499" calcext:value-type="float">
            <text:p>57.01499</text:p>
          </table:table-cell>
          <table:table-cell office:value-type="float" office:value="56.573" calcext:value-type="float">
            <text:p>56.573</text:p>
          </table:table-cell>
          <table:table-cell office:value-type="float" office:value="56.14568" calcext:value-type="float">
            <text:p>56.14568</text:p>
          </table:table-cell>
          <table:table-cell office:value-type="float" office:value="55.82212" calcext:value-type="float">
            <text:p>55.82212</text:p>
          </table:table-cell>
          <table:table-cell office:value-type="float" office:value="56.07954" calcext:value-type="float">
            <text:p>56.0795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0T05:02:10.225080690</meta:creation-date>
    <dc:date>2014-06-24T08:46:14.297957384</dc:date>
    <meta:editing-duration>P3DT14H11M2S</meta:editing-duration>
    <meta:editing-cycles>1</meta:editing-cycles>
    <meta:document-statistic meta:table-count="2" meta:cell-count="490" meta:object-count="0"/>
    <meta:generator>LibreOffice/4.2.3.3$Linux_X86_64 LibreOffice_project/420m0$Build-3</meta:generator>
  </office:meta>
</office:document-meta>
</file>